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66a9" officeooo:paragraph-rsid="000666a9"/>
    </style:style>
    <style:style style:name="P2" style:family="paragraph" style:parent-style-name="Preformatted_20_Text">
      <style:text-properties officeooo:rsid="00072def" officeooo:paragraph-rsid="00072def"/>
    </style:style>
    <style:style style:name="P3" style:family="paragraph" style:parent-style-name="Preformatted_20_Text">
      <style:text-properties fo:font-size="14pt" officeooo:rsid="00072def" officeooo:paragraph-rsid="00072def" style:font-size-asian="10pt" style:font-size-complex="10pt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fo:font-weight="bold" officeooo:rsid="00080344" officeooo:paragraph-rsid="00080344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14pt" style:text-underline-style="solid" style:text-underline-width="auto" style:text-underline-color="font-color" fo:font-weight="bold" officeooo:rsid="00072def" officeooo:paragraph-rsid="00072def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officeooo:rsid="000a8cf5" officeooo:paragraph-rsid="000a8cf5"/>
    </style:style>
    <style:style style:name="P7" style:family="paragraph" style:parent-style-name="Preformatted_20_Text">
      <style:text-properties fo:font-size="16pt" officeooo:rsid="000a8cf5" officeooo:paragraph-rsid="000a8cf5" style:font-size-asian="10pt" style:font-size-complex="10pt"/>
    </style:style>
    <style:style style:name="P8" style:family="paragraph" style:parent-style-name="Preformatted_20_Text">
      <style:text-properties fo:font-size="16pt" style:text-underline-style="solid" style:text-underline-width="auto" style:text-underline-color="font-color" fo:font-weight="bold" officeooo:rsid="000a8cf5" officeooo:paragraph-rsid="000a8cf5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size="12pt" officeooo:rsid="000bc191" officeooo:paragraph-rsid="000bc191" style:font-size-asian="10pt" style:font-size-complex="10pt"/>
    </style:style>
    <style:style style:name="P10" style:family="paragraph" style:parent-style-name="Preformatted_20_Text">
      <style:text-properties officeooo:paragraph-rsid="000bc191"/>
    </style:style>
    <style:style style:name="P11" style:family="paragraph" style:parent-style-name="Preformatted_20_Text">
      <style:text-properties fo:font-variant="normal" fo:text-transform="none" fo:color="#3a3a3a" style:font-name="monospace" fo:font-size="12pt" fo:letter-spacing="normal" fo:font-style="normal" fo:font-weight="normal" officeooo:rsid="000bc191" officeooo:paragraph-rsid="000bc191" style:font-size-asian="10pt" style:font-size-complex="10pt"/>
    </style:style>
    <style:style style:name="P12" style:family="paragraph" style:parent-style-name="Preformatted_20_Text">
      <style:text-properties fo:font-variant="normal" fo:text-transform="none" fo:color="#3a3a3a" style:font-name="monospace" fo:font-size="10pt" fo:letter-spacing="normal" fo:font-style="normal" fo:font-weight="normal" officeooo:rsid="000bc191" officeooo:paragraph-rsid="000bc191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4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15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fo:font-size="14pt" officeooo:rsid="000a8cf5" style:font-size-asian="10pt" style:font-size-complex="10pt"/>
    </style:style>
    <style:style style:name="P16" style:family="paragraph" style:parent-style-name="Preformatted_20_Text">
      <style:text-properties fo:font-size="14pt" officeooo:rsid="000bc191" officeooo:paragraph-rsid="000bc191" style:font-size-asian="10pt" style:font-size-complex="10pt"/>
    </style:style>
    <style:style style:name="P17" style:family="paragraph" style:parent-style-name="Preformatted_20_Text">
      <style:text-properties fo:font-size="14pt" officeooo:rsid="000bc191" officeooo:paragraph-rsid="000a8cf5" style:font-size-asian="10pt" style:font-size-complex="10pt"/>
    </style:style>
    <style:style style:name="P18" style:family="paragraph" style:parent-style-name="Preformatted_20_Text">
      <style:text-properties fo:font-size="14pt" style:text-underline-style="solid" style:text-underline-width="auto" style:text-underline-color="font-color" fo:font-weight="bold" officeooo:rsid="000bc191" officeooo:paragraph-rsid="000bc191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font-variant="normal" fo:text-transform="none" fo:color="#3a3a3a" style:font-name="monospace" fo:font-size="14pt" fo:letter-spacing="normal" fo:font-style="normal" fo:font-weight="normal" officeooo:rsid="000bc191" officeooo:paragraph-rsid="000bc191" style:font-size-asian="10pt" style:font-size-complex="10pt"/>
    </style:style>
    <style:style style:name="P20" style:family="paragraph" style:parent-style-name="Preformatted_20_Text">
      <style:text-properties officeooo:rsid="000666a9" officeooo:paragraph-rsid="000666a9"/>
    </style:style>
    <style:style style:name="P21" style:family="paragraph" style:parent-style-name="Preformatted_20_Text">
      <style:text-properties fo:font-size="12pt" officeooo:rsid="000a8cf5" officeooo:paragraph-rsid="000a8cf5" style:font-size-asian="10pt" style:font-size-complex="10pt"/>
    </style:style>
    <style:style style:name="P22" style:family="paragraph" style:parent-style-name="Preformatted_20_Text">
      <style:text-properties fo:font-size="12pt" officeooo:rsid="000e71ad" officeooo:paragraph-rsid="000e71ad" style:font-size-asian="10pt" style:font-size-complex="10pt"/>
    </style:style>
    <style:style style:name="P23" style:family="paragraph" style:parent-style-name="Preformatted_20_Text">
      <style:text-properties fo:font-size="12pt" officeooo:rsid="000666a9" officeooo:paragraph-rsid="000666a9" style:font-size-asian="10pt" style:font-size-complex="10pt"/>
    </style:style>
    <style:style style:name="P24" style:family="paragraph" style:parent-style-name="Preformatted_20_Text">
      <style:text-properties fo:font-size="12pt" officeooo:rsid="000666a9" officeooo:paragraph-rsid="000fc86d" style:font-size-asian="10pt" style:font-size-complex="10pt"/>
    </style:style>
    <style:style style:name="P25" style:family="paragraph" style:parent-style-name="Preformatted_20_Text">
      <style:text-properties fo:font-size="16pt" style:text-underline-style="solid" style:text-underline-width="auto" style:text-underline-color="font-color" fo:font-weight="bold" officeooo:rsid="000e71ad" officeooo:paragraph-rsid="000e71a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111111" style:font-name="inherit" fo:font-size="11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3a3a3a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e94849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font-size="12pt" officeooo:rsid="000bc191" style:font-size-asian="10pt" style:font-size-complex="10pt"/>
    </style:style>
    <style:style style:name="T9" style:family="text">
      <style:text-properties fo:font-size="12pt" style:text-underline-style="solid" style:text-underline-width="auto" style:text-underline-color="font-color" officeooo:rsid="000bc191" style:font-size-asian="10pt" style:font-size-complex="10pt"/>
    </style:style>
    <style:style style:name="T10" style:family="text">
      <style:text-properties fo:font-size="14pt"/>
    </style:style>
    <style:style style:name="T11" style:family="text">
      <style:text-properties fo:font-size="14pt" officeooo:rsid="000bc191"/>
    </style:style>
    <style:style style:name="T12" style:family="text">
      <style:text-properties fo:font-size="14pt" style:text-underline-style="solid" style:text-underline-width="auto" style:text-underline-color="font-color" fo:font-weight="normal" officeooo:rsid="000bc19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>This should be used as last resort. If you use this carelessly you can end up with a broken system. Please try the other answers before doing this.</text:p>
      <text:p text:style-name="P23"/>
      <text:p text:style-name="P23">You can delete the lock file with the following command:</text:p>
      <text:p text:style-name="P23"/>
      <text:p text:style-name="P24">sudo rm /var/lib/apt/lists/lock<text:line-break/></text:p>
      <text:p text:style-name="P24">You may also need to delete the lock file in the cache directory</text:p>
      <text:p text:style-name="P23"/>
      <text:p text:style-name="P23">sudo rm /var/cache/apt/archives/lock</text:p>
      <text:p text:style-name="P23">sudo rm /var/lib/dpkg/lock</text:p>
      <text:p text:style-name="P23"/>
      <text:p text:style-name="P1"><text:span text:style-name="T7">Installing netbeans 8.2 on Ubuntu: </text:span><text:a xlink:type="simple" xlink:href="https://www.youtube.com/watch?v=wg8CfLUIH7Q" text:style-name="Internet_20_link" text:visited-style-name="Visited_20_Internet_20_Link"><text:span text:style-name="T7">https://www.youtube.com/watch?v=wg8CfLUIH7Q</text:span></text:a></text:p>
      <text:p text:style-name="P1"/>
      <text:p text:style-name="P2"/>
      <text:p text:style-name="P5">phpMyAdmin installation Error(404) Fixing:</text:p>
      <text:p text:style-name="P2"/>
      <text:p text:style-name="P13"><text:span text:style-name="Source_20_Text"><text:span text:style-name="T2">sudo ln -s /etc/phpmyadmin/apache.conf /etc/apache2/conf-available/phpmyadmin.conf</text:span></text:span></text:p>
      <text:p text:style-name="P13"><text:span text:style-name="Source_20_Text"><text:span text:style-name="T2">sudo ln -s /usr/share/phpmyadmin /var/www/html/phpmyadmin</text:span></text:span></text:p>
      <text:p text:style-name="P13"><text:span text:style-name="Source_20_Text"><text:span text:style-name="T2">sudo service apache2 restart</text:span></text:span></text:p>
      <text:p text:style-name="P13"><text:span text:style-name="T1">now type </text:span><text:span text:style-name="Source_20_Text"><text:span text:style-name="T2">localhost/phpmyadmin</text:span></text:span><text:span text:style-name="T1"> in web browser address bar</text:span></text:p>
      <text:p text:style-name="P2"/>
      <text:p text:style-name="P3"/>
      <text:p text:style-name="P4">Installing LAMP Stack on Ubuntu:</text:p>
      <text:p text:style-name="P2"/>
      <text:p text:style-name="P2"><text:a xlink:type="simple" xlink:href="https://www.youtube.com/watch?v=AQPoVHPboiA&amp;t=887s" text:style-name="Internet_20_link" text:visited-style-name="Visited_20_Internet_20_Link">https://www.youtube.com/watch?v=AQPoVHPboiA&amp;t=887s</text:a></text:p>
      <text:p text:style-name="P2"/>
      <text:p text:style-name="P2"/>
      <text:p text:style-name="P7"/>
      <text:p text:style-name="P8">Removing mysql completely:</text:p>
      <text:p text:style-name="P6"/>
      <text:p text:style-name="P6"><text:span text:style-name="Source_20_Text"><text:span text:style-name="T2">sudo apt-get remove --purge *mysql\*</text:span></text:span></text:p>
      <text:p text:style-name="P14"><text:span text:style-name="Source_20_Text"><text:span text:style-name="T2">sudo apt-get autoremove</text:span></text:span></text:p>
      <text:p text:style-name="P14"><text:span text:style-name="Source_20_Text"><text:span text:style-name="T2">sudo apt-get autoclean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5"/>
      <text:p text:style-name="P16"/>
      <text:p text:style-name="P18">For Setting up timezone:</text:p>
      <text:p text:style-name="P19"/>
      <text:p text:style-name="P11">type following:</text:p>
      <text:p text:style-name="P12">$ timedatectl list-timezones</text:p>
      <text:p text:style-name="P9"/>
      <text:p text:style-name="P9"/>
      <text:p text:style-name="P10"><text:span text:style-name="T9">then set the timezone by typing as:</text:span><text:span text:style-name="T8"> $</text:span><text:span text:style-name="T3">sudo timedatectl set-timezone </text:span><text:span text:style-name="T4">America/New_York</text:span></text:p>
      <text:p text:style-name="P16"/>
      <text:p text:style-name="P17"/>
      <text:p text:style-name="P21"><text:span text:style-name="T12">Complete article:</text:span><text:span text:style-name="T11"> </text:span><text:a xlink:type="simple" xlink:href="https://www.digitalocean.com/community/tutorials/how-to-set-up-time-synchronization-on-ubuntu-16-04" text:style-name="Internet_20_link" text:visited-style-name="Visited_20_Internet_20_Link"><text:span text:style-name="T10">https://www.digitalocean.com/community/tutorials/how-to-set-up-time-</text:span></text:a><text:a xlink:type="simple" xlink:href="https://www.digitalocean.com/community/tutorials/how-to-set-up-time-synchronization-on-ubuntu-16-04" text:style-name="Internet_20_link" text:visited-style-name="Visited_20_Internet_20_Link">synchronization-on-ubuntu-16-04</text:a></text:p>
      <text:p text:style-name="P21"/>
      <text:p text:style-name="P25"/>
      <text:p text:style-name="P25">Composer installation:</text:p>
      <text:p text:style-name="P22"><text:span text:style-name="T5">Run the following command on terminal:</text:span><text:line-break/><text:span text:style-name="Source_20_Text"><text:span text:style-name="T6">curl -sS https://getcomposer.org/installer | sudo php -- --install-dir=/usr/bin --filename=compos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6T22:14:23.411735560</dc:date>
    <meta:editing-duration>PT1H2M9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155" meta:character-count="1320" meta:non-whitespace-character-count="1192"/>
  </office:meta>
</office:document-meta>
</file>